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line-height="100%"/>
      <style:text-properties officeooo:paragraph-rsid="018eb4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style:text-underline-style="none" officeooo:paragraph-rsid="01e8ab62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e8ab62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style:text-properties style:font-name="Liberation Sans" fo:font-style="italic" officeooo:rsid="05fe4687" officeooo:paragraph-rsid="01ec61dc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705ff9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officeooo:paragraph-rsid="01f90280"/>
    </style:style>
    <style:style style:name="P23" style:family="paragraph" style:parent-style-name="Standard" style:master-page-name="Standard">
      <style:paragraph-properties style:page-number="auto"/>
      <style:text-properties officeooo:paragraph-rsid="01f90280"/>
    </style:style>
    <style:style style:name="P24" style:family="paragraph" style:parent-style-name="Standard" style:list-style-name="L1">
      <style:text-properties style:font-name="Liberation Sans" fo:font-size="12pt" fo:font-weight="bold" officeooo:paragraph-rsid="019a3860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Mono" fo:language="nl" fo:country="NL" fo:background-color="transparent" loext:char-shading-value="0" style:font-size-asian="12pt" style:language-asian="nl" style:country-asian="NL" style:font-size-complex="12pt"/>
    </style:style>
    <style:style style:name="T49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loext:opacity="100%" style:font-name="Liberation Mono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loext:opacity="100%" style:font-name="Liberation Mono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style:font-name="Liberation Sans"/>
    </style:style>
    <style:style style:name="T54" style:family="text">
      <style:text-properties style:font-name="Liberation Sans" officeooo:rsid="01cfd8fe"/>
    </style:style>
    <style:style style:name="T55" style:family="text">
      <style:text-properties style:font-name="Liberation Sans" officeooo:rsid="01abc67c"/>
    </style:style>
    <style:style style:name="T5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1" style:family="text">
      <style:text-properties style:font-name="Liberation Sans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2" style:family="text">
      <style:text-properties style:font-name="Liberation Sans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style:font-name="Liberation Sans" officeooo:rsid="01f9c0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49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29">C</text:span></text:span><text:span text:style-name="Strong_20_Emphasis"><text:span text:style-name="T30">h</text:span></text:span><text:span text:style-name="Strong_20_Emphasis"><text:span text:style-name="T28">ecklist voor </text:span></text:span><text:span text:style-name="Strong_20_Emphasis"><text:span text:style-name="T31">de installatie</text:span></text:span><text:span text:style-name="Strong_20_Emphasis"><text:span text:style-name="T28"> van </text:span></text:span><text:reference-mark-start text:name="Distributie"/><text:span text:style-name="Strong_20_Emphasis"><text:span text:style-name="T32">Ubunt</text:span></text:span><text:span text:style-name="Strong_20_Emphasis"><text:span text:style-name="T33">u</text:span></text:span><text:reference-mark-end text:name="Distributie"/><text:span text:style-name="Strong_20_Emphasis"><text:span text:style-name="T32"> </text:span></text:span><text:reference-mark-start text:name="Versie"/><text:span text:style-name="T54">2</text:span><text:span text:style-name="T63">2</text:span><text:span text:style-name="Strong_20_Emphasis"><text:span text:style-name="T32">.</text:span></text:span><text:span text:style-name="Strong_20_Emphasis"><text:span text:style-name="T34">04</text:span></text:span><text:reference-mark-end text:name="Versie"/><text:span text:style-name="Strong_20_Emphasis"><text:span text:style-name="T45"> </text:span></text:span><text:span text:style-name="Strong_20_Emphasis"><text:span text:style-name="T46">LTS</text:span></text:span><text:span text:style-name="Strong_20_Emphasis"><text:span text:style-name="T7"> </text:span></text:span><text:reference-mark-start text:name="Editie"/><text:span text:style-name="Strong_20_Emphasis"><text:span text:style-name="T35">desktop</text:span></text:span><text:reference-mark-end text:name="Editie"/><text:span text:style-name="Strong_20_Emphasis"><text:span text:style-name="T36"> </text:span></text:span><text:span text:style-name="Strong_20_Emphasis"><text:span text:style-name="T28">op </text:span></text:span><text:reference-mark-start text:name="Computernaam"/><text:span text:style-name="T55">pc</text:span><text:span text:style-name="Strong_20_Emphasis"><text:span text:style-name="T37">04</text:span></text:span><text:reference-mark-end text:name="Computernaam"/><text:span text:style-name="T38">.</text:span><text:span text:style-name="Strong_20_Emphasis"><text:span text:style-name="T28"><text:line-break/></text:span></text:span></text:p>
      <text:p text:style-name="P14"><text:span text:style-name="T28">Kijk op </text:span><text:a xlink:type="simple" xlink:href="https://karelzimmer.nl/" text:style-name="Internet_20_link" text:visited-style-name="Visited_20_Internet_20_Link"><text:span text:style-name="Internet_20_link"><text:span text:style-name="T56">karelzimmer.nl</text:span></text:span></text:a><text:span text:style-name="T28"> </text:span><text:span text:style-name="T16">voor</text:span><text:span text:style-name="T17"> </text:span><text:span text:style-name="T52">deze en andere </text:span><text:span text:style-name="T18">checklists, scripts, en overige bestanden.</text:span></text:p>
      <text:p text:style-name="P4"/>
      <text:p text:style-name="P17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47"/></text:span></text:p>
      <text:p text:style-name="P10"><text:span text:style-name="Definition"><text:span text:style-name="T61">g</text:span></text:span><text:span text:style-name="Definition"><text:span text:style-name="T60">ebruiker</text:span></text:span><text:span text:style-name="T28"><text:tab/><text:tab/><text:tab/><text:tab/></text:span><text:span text:style-name="User_20_Entry"><text:span text:style-name="T48">Nina Zimmer</text:span></text:span></text:p>
      <text:p text:style-name="P11"><text:span text:style-name="Definition"><text:span text:style-name="T61">g</text:span></text:span><text:span text:style-name="Definition"><text:span text:style-name="T60">ebruikersnaam</text:span></text:span><text:span text:style-name="Definition"><text:span text:style-name="T57"><text:tab/></text:span></text:span><text:span text:style-name="User_20_Entry"><text:span text:style-name="T48">nina</text:span></text:span></text:p>
      <text:p text:style-name="P13"><text:span text:style-name="Definition"><text:span text:style-name="T61">c</text:span></text:span><text:span text:style-name="Definition"><text:span text:style-name="T60">omputernaam</text:span></text:span><text:span text:style-name="Definition"><text:span text:style-name="T58"><text:tab/><text:tab/></text:span></text:span><text:span text:style-name="User_20_Entry"><text:span text:style-name="T49"><text:reference-ref text:reference-format="text" text:ref-name="Computernaam">pc04</text:reference-ref></text:span></text:span><text:span text:style-name="T39"> <text:tab/><text:tab/><text:tab/><text:tab/>(</text:span><text:span text:style-name="T40">N</text:span><text:span text:style-name="T41">aast </text:span><text:span text:style-name="T42">W</text:span><text:span text:style-name="T43">indows </text:span><text:span text:style-name="T44">10</text:span><text:span text:style-name="T42"> – </text:span><text:span text:style-name="T41">dual boot</text:span><text:span text:style-name="T39">)</text:span></text:p>
      <text:p text:style-name="P12"><text:span text:style-name="Definition"><text:span text:style-name="T61">o</text:span></text:span><text:span text:style-name="Definition"><text:span text:style-name="T62">pstartmenu</text:span></text:span><text:span text:style-name="T28"><text:tab/><text:tab/><text:tab/></text:span><text:span text:style-name="User_20_Entry"><text:span text:style-name="T50">F9</text:span></text:span></text:p>
      <text:p text:style-name="P20"><text:span text:style-name="Definition"><text:span text:style-name="T61">i</text:span></text:span><text:span text:style-name="Definition"><text:span text:style-name="T62">nstellingen</text:span></text:span><text:span text:style-name="T28"><text:tab/><text:tab/><text:tab/></text:span><text:span text:style-name="User_20_Entry"><text:span text:style-name="T51">Esc</text:span></text:span></text:p>
      <text:p text:style-name="P3"><text:span text:style-name="Definition"><text:span text:style-name="T59"/></text:span></text:p>
      <text:p text:style-name="P6"/>
      <text:list xml:id="list4179535161" text:style-name="L1">
        <text:list-item>
          <text:p text:style-name="P24">Installatie voorbereiden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22"/></text:span></text:p>
          </table:table-cell>
        </table:table-row>
      </table:table>
      <text:p text:style-name="P5"/>
      <text:list xml:id="list83237051511031" text:continue-numbering="true" text:style-name="L1">
        <text:list-item>
          <text:p text:style-name="P25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6"><draw:control text:anchor-type="as-char" draw:z-index="0" draw:name="Vorm2" draw:style-name="gr1" draw:text-style-name="P28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3">Installeer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3">naast Windows 10.</text:span></text:span></text:p>
          </table:table-cell>
        </table:table-row>
      </table:table>
      <text:p text:style-name="P8"/>
      <text:p text:style-name="P9"/>
      <text:list xml:id="list83236121369538" text:continue-numbering="true" text:style-name="L1">
        <text:list-item>
          <text:p text:style-name="P26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6"/></text:span></text:p>
          </table:table-cell>
          <table:table-cell table:style-name="_33_._5f_Installatie_5f_afronden.A1" office:value-type="string">
            <text:p text:style-name="P19"><text:span text:style-name="Strong_20_Emphasis"><text:span text:style-name="T22"/></text:span></text:p>
          </table:table-cell>
        </table:table-row>
      </table:table>
      <text:p text:style-name="Standard"><text:span text:style-name="Strong_20_Emphasis"><text:span text:style-name="T15"/></text:span></text:p>
      <text:list xml:id="list83237457687198" text:continue-numbering="true" text:style-name="L1">
        <text:list-item>
          <text:p text:style-name="P27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6"/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22"/></text:span></text:p>
          </table:table-cell>
        </table:table-row>
      </table:table>
      <text:p text:style-name="P16"/>
      <text:p text:style-name="P22"><text:span text:style-name="T9">E</text:span><text:span text:style-name="T10">inde c</text:span><text:span text:style-name="T8">hecklist, </text:span><text:span text:style-name="T11">d</text:span><text:span text:style-name="T8">e installatie van </text:span><text:span text:style-name="T8"><text:reference-ref text:reference-format="text" text:ref-name="Distributie">Ubuntu</text:reference-ref></text:span><text:span text:style-name="T8"><text:s/></text:span><text:span text:style-name="T7"><text:reference-ref text:reference-format="text" text:ref-name="Versie">2.04</text:reference-ref></text:span><text:span text:style-name="Strong_20_Emphasis"><text:span text:style-name="T13"><text:s/></text:span></text:span><text:span text:style-name="Strong_20_Emphasis"><text:span text:style-name="T14">LTS</text:span></text:span><text:span text:style-name="T7"> </text:span><text:span text:style-name="T8"><text:reference-ref text:reference-format="text" text:ref-name="Editie">desktop</text:reference-ref></text:span><text:span text:style-name="T8"><text:s/></text:span><text:span text:style-name="T12">op </text:span><text:span text:style-name="T12"><text:reference-ref text:reference-format="text" text:ref-name="Computernaam">pc04</text:reference-ref></text:span><text:span text:style-name="T12"><text:s/></text:span><text:span text:style-name="T8">is voltooid.<text:line-break/><text:line-break/></text:span><text:span text:style-name="T27">Geschreven</text:span><text:span text:style-name="T19"> door Karel Zimmer &lt;</text:span><text:a xlink:type="simple" xlink:href="mailto:info@karelzimmer.nl" text:style-name="Internet_20_link" text:visited-style-name="Visited_20_Internet_20_Link"><text:span text:style-name="T53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hadow="none"/>
      <style:text-properties fo:text-transform="uppercase" fo:color="#ff0000" loext:opacity="100%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loext:opacity="100%" style:font-name="Liberation Sans1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04</text:file-name><text:tab/><text:date style:data-style-name="N36" text:date-value="2022-04-20T08:32:35.577254528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8:32:35.374077785</dc:date>
    <meta:printed-by>Karel Zimmer</meta:printed-by>
    <meta:print-date>2010-10-15T14:58:44</meta:print-date>
    <meta:keyword>Installatie</meta:keyword>
    <meta:keyword>Checklist</meta:keyword>
    <meta:keyword>Linux</meta:keyword>
    <meta:editing-cycles>2098</meta:editing-cycles>
    <meta:editing-duration>P5DT2H34M21S</meta:editing-duration>
    <dc:creator>Karel Zimmer</dc:creator>
    <meta:document-statistic meta:table-count="4" meta:image-count="0" meta:object-count="0" meta:page-count="1" meta:paragraph-count="17" meta:word-count="93" meta:character-count="700" meta:non-whitespace-character-count="610"/>
    <meta:user-defined meta:name="Info 1"/>
    <meta:user-defined meta:name="Info 2"/>
    <meta:user-defined meta:name="Info 3"/>
    <meta:user-defined meta:name="Info 4"/>
  </office:meta>
</office:document-meta>
</file>